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50000080025E34C0D60CBEE2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color="#069a2e" draw:fill-image-name="Bitmap_20_1" style:repeat="stretch"/>
    </style:style>
    <style:style style:name="dp2" style:family="drawing-page">
      <style:drawing-page-properties draw:fill="bitmap" draw:fill-image-name="background" style:repeat="stretch"/>
    </style:style>
    <style:style style:name="dp3" style:family="drawing-page"/>
    <style:style style:name="gr1" style:family="graphic" style:parent-style-name="standard">
      <style:graphic-properties draw:stroke="none" svg:stroke-color="#000000" draw:fill="solid" draw:fill-color="#dddddd" draw:opacity="44%" draw:textarea-vertical-align="middle" fo:min-height="6.418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8.533cm"/>
      <style:paragraph-properties style:writing-mode="lr-tb"/>
    </style:style>
    <style:style style:name="gr3" style:family="graphic" style:parent-style-name="standard">
      <style:graphic-properties svg:stroke-color="#3465a4" draw:fill-color="#ffffff" draw:textarea-horizontal-align="justify" draw:textarea-vertical-align="middle" draw:auto-grow-height="false" fo:min-height="0.702cm" fo:min-width="8.707cm"/>
    </style:style>
    <style:style style:name="gr4" style:family="graphic" style:parent-style-name="standard">
      <style:graphic-properties svg:stroke-color="#3465a4" draw:fill-color="#1e6a39" draw:textarea-horizontal-align="justify" draw:textarea-vertical-align="middle" draw:auto-grow-height="false" fo:min-height="1.02cm" fo:min-width="19.09cm"/>
      <style:paragraph-properties style:writing-mode="lr-tb"/>
    </style:style>
    <style:style style:name="gr5" style:family="graphic" style:parent-style-name="standard">
      <style:graphic-properties draw:stroke="none" svg:stroke-width="0.018cm" svg:stroke-color="#3465a4" draw:marker-start-width="0.227cm" draw:marker-end-width="0.227cm" draw:fill-color="#ffffff" draw:opacity="0%" draw:textarea-horizontal-align="justify" draw:textarea-vertical-align="top" draw:auto-grow-height="false" fo:min-height="0.703cm" fo:min-width="16.645cm"/>
      <style:paragraph-properties style:writing-mode="lr-tb"/>
    </style:style>
    <style:style style:name="gr6" style:family="graphic" style:parent-style-name="standard">
      <style:graphic-properties svg:stroke-color="#127622" draw:fill-color="#1e6a39" draw:textarea-horizontal-align="justify" draw:textarea-vertical-align="middle" draw:auto-grow-height="false" fo:min-height="0.703cm" fo:min-width="2.992cm"/>
      <style:paragraph-properties style:writing-mode="lr-tb"/>
    </style:style>
    <style:style style:name="gr7" style:family="graphic" style:parent-style-name="standard">
      <style:graphic-properties svg:stroke-color="#127622" draw:fill-color="#1e6a39" draw:textarea-horizontal-align="justify" draw:textarea-vertical-align="middle" draw:auto-grow-height="false" fo:min-height="0.702cm" fo:min-width="2.992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dddddd" draw:opacity="44%" draw:textarea-vertical-align="middle" fo:min-height="7.688cm"/>
    </style:style>
    <style:style style:name="gr9" style:family="graphic" style:parent-style-name="standard">
      <style:graphic-properties draw:stroke="none" draw:fill="none" fo:min-height="0.712cm"/>
      <style:paragraph-properties style:writing-mode="lr-tb"/>
    </style:style>
    <style:style style:name="gr10" style:family="graphic" style:parent-style-name="standard">
      <style:graphic-properties draw:stroke="none" draw:fill="none" fo:min-height="1.02cm"/>
      <style:paragraph-properties style:writing-mode="lr-tb"/>
    </style:style>
    <style:style style:name="gr1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.973cm" fo:min-width="12.835cm"/>
      <style:paragraph-properties style:writing-mode="lr-tb"/>
    </style:style>
    <style:style style:name="gr12" style:family="graphic" style:parent-style-name="standard" style:list-style-name="L1">
      <style:graphic-properties draw:fill-color="#168253" draw:textarea-horizontal-align="justify" draw:textarea-vertical-align="middle" draw:auto-grow-height="false" fo:min-height="0.703cm" fo:min-width="4.58cm" loext:softedge-radius="0.071cm"/>
      <style:paragraph-properties style:writing-mode="lr-tb"/>
    </style:style>
    <style:style style:name="gr13" style:family="graphic" style:parent-style-name="standard" style:list-style-name="L1">
      <style:graphic-properties draw:fill-color="#168253" draw:textarea-horizontal-align="justify" draw:textarea-vertical-align="middle" draw:auto-grow-height="false" fo:min-height="0.703cm" fo:min-width="4.58cm" loext:softedge-radius="0.071cm"/>
      <style:paragraph-properties style:writing-mode="lr-tb"/>
    </style:style>
    <style:style style:name="gr14" style:family="graphic" style:parent-style-name="standard" style:list-style-name="L1">
      <style:graphic-properties draw:fill-color="#168253" draw:textarea-horizontal-align="justify" draw:textarea-vertical-align="middle" draw:auto-grow-height="false" fo:min-height="0.703cm" fo:min-width="4.58cm" loext:softedge-radius="0.071cm"/>
      <style:paragraph-properties style:writing-mode="lr-tb"/>
    </style:style>
    <style:style style:name="gr15" style:family="graphic" style:parent-style-name="standard" style:list-style-name="L1">
      <style:graphic-properties draw:fill-color="#168253" draw:textarea-horizontal-align="justify" draw:textarea-vertical-align="middle" draw:auto-grow-height="false" fo:min-height="0.703cm" fo:min-width="4.58cm" loext:softedge-radius="0.071cm"/>
      <style:paragraph-properties style:writing-mode="lr-tb"/>
    </style:style>
    <style:style style:name="gr16" style:family="graphic" style:parent-style-name="standard">
      <style:graphic-properties draw:stroke="none" draw:fill="none" fo:min-height="0.713cm"/>
      <style:paragraph-properties style:writing-mode="lr-tb"/>
    </style:style>
    <style:style style:name="gr17" style:family="graphic" style:parent-style-name="standard" style:list-style-name="L1">
      <style:graphic-properties draw:fill-color="#168253" draw:textarea-horizontal-align="justify" draw:textarea-vertical-align="middle" draw:auto-grow-height="false" fo:min-height="0.703cm" fo:min-width="4.58cm" loext:softedge-radius="0.071cm"/>
      <style:paragraph-properties style:writing-mode="lr-tb"/>
    </style:style>
    <style:style style:name="gr18" style:family="graphic" style:parent-style-name="standard" style:list-style-name="L1">
      <style:graphic-properties draw:fill-color="#168253" draw:textarea-horizontal-align="justify" draw:textarea-vertical-align="middle" draw:auto-grow-height="false" fo:min-height="0.703cm" fo:min-width="4.58cm" loext:softedge-radius="0.071cm"/>
      <style:paragraph-properties style:writing-mode="lr-tb"/>
    </style:style>
    <style:style style:name="gr19" style:family="graphic" style:parent-style-name="standard">
      <style:graphic-properties draw:fill-color="#cccccc" draw:textarea-horizontal-align="justify" draw:textarea-vertical-align="middle" draw:auto-grow-height="false" fo:min-height="10.45cm" fo:min-width="19.09cm"/>
      <style:paragraph-properties style:writing-mode="lr-tb"/>
    </style:style>
    <style:style style:name="gr20" style:family="graphic" style:parent-style-name="standard">
      <style:graphic-properties draw:fill-color="#729fcf" draw:textarea-horizontal-align="justify" draw:textarea-vertical-align="middle" draw:auto-grow-height="false" fo:min-height="0.702cm" fo:min-width="2.263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03cm" fo:min-width="4.262cm"/>
      <style:paragraph-properties style:writing-mode="lr-tb"/>
    </style:style>
    <style:style style:name="gr22" style:family="graphic" style:parent-style-name="standard">
      <style:graphic-properties draw:fill-color="#168253" draw:textarea-horizontal-align="justify" draw:textarea-vertical-align="middle" draw:auto-grow-height="false" fo:min-height="1.337cm" fo:min-width="19.09cm"/>
      <style:paragraph-properties style:writing-mode="lr-tb"/>
    </style:style>
    <style:style style:name="gr23" style:family="graphic" style:parent-style-name="standard">
      <style:graphic-properties draw:fill-color="#cccccc" draw:textarea-horizontal-align="justify" draw:textarea-vertical-align="middle" draw:auto-grow-height="false" fo:min-height="0.703cm" fo:min-width="4.262cm"/>
      <style:paragraph-properties style:writing-mode="lr-tb"/>
    </style:style>
    <style:style style:name="gr24" style:family="graphic" style:parent-style-name="standard">
      <style:graphic-properties draw:fill-color="#cccccc" draw:textarea-horizontal-align="justify" draw:textarea-vertical-align="middle" draw:auto-grow-height="false" fo:min-height="0.703cm" fo:min-width="3.945cm"/>
      <style:paragraph-properties style:writing-mode="lr-tb"/>
    </style:style>
    <style:style style:name="gr25" style:family="graphic" style:parent-style-name="standard">
      <style:graphic-properties svg:stroke-color="#3465a4" draw:fill-color="#000000" draw:textarea-horizontal-align="justify" draw:textarea-vertical-align="middle" draw:auto-grow-height="false" fo:min-height="0.068cm" fo:min-width="0.135cm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4.195cm" fo:min-width="4.58cm"/>
      <style:paragraph-properties style:writing-mode="lr-tb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31cm"/>
      <style:paragraph-properties style:writing-mode="lr-tb"/>
    </style:style>
    <style:style style:name="gr28" style:family="graphic" style:parent-style-name="standard">
      <style:graphic-properties svg:stroke-color="#000000" draw:fill-color="#eeeeee" draw:textarea-horizontal-align="justify" draw:textarea-vertical-align="middle" draw:auto-grow-height="false" fo:min-height="4.195cm" fo:min-width="4.58cm"/>
      <style:paragraph-properties style:writing-mode="lr-tb"/>
    </style:style>
    <style:style style:name="gr29" style:family="graphic" style:parent-style-name="standard">
      <style:graphic-properties draw:fill-color="#dddddd" draw:textarea-horizontal-align="justify" draw:textarea-vertical-align="middle" draw:auto-grow-height="false" fo:min-height="0.385cm" fo:min-width="1.405cm"/>
      <style:paragraph-properties style:writing-mode="lr-tb"/>
    </style:style>
    <style:style style:name="gr30" style:family="graphic" style:parent-style-name="standard">
      <style:graphic-properties draw:fill-color="#ff3838" draw:textarea-horizontal-align="justify" draw:textarea-vertical-align="middle" draw:auto-grow-height="false" fo:min-height="0.385cm" fo:min-width="1.405cm"/>
      <style:paragraph-properties style:writing-mode="lr-tb"/>
    </style:style>
    <style:style style:name="gr31" style:family="graphic" style:parent-style-name="standard">
      <style:graphic-properties draw:fill-color="#cccccc" draw:textarea-horizontal-align="justify" draw:textarea-vertical-align="middle" draw:auto-grow-height="false" fo:min-height="0.702cm" fo:min-width="4.262cm"/>
      <style:paragraph-properties style:writing-mode="lr-tb"/>
    </style:style>
    <style:style style:name="gr32" style:family="graphic" style:parent-style-name="standard">
      <style:graphic-properties draw:fill-color="#168253" draw:textarea-horizontal-align="justify" draw:textarea-vertical-align="middle" draw:auto-grow-height="false" fo:min-height="0.703cm" fo:min-width="8.073cm"/>
      <style:paragraph-properties style:writing-mode="lr-tb"/>
    </style:style>
    <style:style style:name="gr33" style:family="graphic" style:parent-style-name="standard">
      <style:graphic-properties draw:fill="none" draw:textarea-horizontal-align="justify" draw:textarea-vertical-align="middle" draw:auto-grow-height="false" fo:min-height="15.213cm" fo:min-width="19.09cm" loext:glow-radius="0.035cm" loext:glow-transparency="1%"/>
    </style:style>
    <style:style style:name="gr34" style:family="graphic" style:parent-style-name="standard">
      <style:graphic-properties draw:fill-color="#fafafa" draw:textarea-horizontal-align="justify" draw:textarea-vertical-align="top" draw:auto-grow-height="false" fo:min-height="1.655cm" fo:min-width="15.692cm"/>
      <style:paragraph-properties style:writing-mode="lr-tb"/>
    </style:style>
    <style:style style:name="gr35" style:family="graphic" style:parent-style-name="standard">
      <style:graphic-properties draw:fill-color="#fafafa" draw:textarea-horizontal-align="justify" draw:textarea-vertical-align="top" draw:auto-grow-height="false" fo:min-height="4.195cm" fo:min-width="8.073cm"/>
      <style:paragraph-properties style:writing-mode="lr-tb"/>
    </style:style>
    <style:style style:name="P1" style:family="paragraph">
      <loext:graphic-properties draw:fill="solid" draw:fill-color="#dddddd" draw:opacity="44%"/>
      <style:paragraph-properties fo:text-align="center"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1e6a39"/>
      <style:paragraph-properties fo:text-align="center" style:writing-mode="lr-tb"/>
    </style:style>
    <style:style style:name="P7" style:family="paragraph">
      <style:paragraph-properties fo:text-align="end" style:writing-mode="lr-tb"/>
    </style:style>
    <style:style style:name="P8" style:family="paragraph">
      <loext:graphic-properties draw:fill-color="#ffffff" draw:opacity="0%"/>
      <style:paragraph-properties fo:text-align="end" style:writing-mode="lr-tb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-color="#ffffff"/>
      <style:paragraph-properties fo:text-align="center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-color="#168253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-color="#cccccc"/>
      <style:paragraph-properties fo:text-align="center" style:writing-mode="lr-tb"/>
    </style:style>
    <style:style style:name="P17" style:family="paragraph">
      <loext:graphic-properties draw:fill-color="#729fcf"/>
      <style:paragraph-properties fo:text-align="center" style:writing-mode="lr-tb"/>
    </style:style>
    <style:style style:name="P18" style:family="paragraph">
      <loext:graphic-properties draw:fill-color="#168253"/>
      <style:paragraph-properties fo:text-align="center" style:writing-mode="lr-tb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style:paragraph-properties fo:text-align="start" style:writing-mode="lr-tb"/>
    </style:style>
    <style:style style:name="P21" style:family="paragraph">
      <loext:graphic-properties draw:fill-color="#eeeeee"/>
      <style:paragraph-properties fo:text-align="center" style:writing-mode="lr-tb"/>
    </style:style>
    <style:style style:name="P22" style:family="paragraph">
      <style:paragraph-properties fo:text-align="center" style:writing-mode="lr-tb"/>
      <style:text-properties fo:font-size="16pt" style:font-size-asian="16pt" style:font-size-complex="16pt"/>
    </style:style>
    <style:style style:name="P23" style:family="paragraph">
      <loext:graphic-properties draw:fill-color="#dddddd"/>
      <style:paragraph-properties fo:text-align="center" style:writing-mode="lr-tb"/>
      <style:text-properties fo:font-size="16pt" style:font-size-asian="16pt" style:font-size-complex="16pt"/>
    </style:style>
    <style:style style:name="P24" style:family="paragraph">
      <style:paragraph-properties fo:text-align="center" style:writing-mode="lr-tb"/>
      <style:text-properties fo:font-size="15pt" style:font-size-asian="15pt" style:font-size-complex="15pt"/>
    </style:style>
    <style:style style:name="P25" style:family="paragraph">
      <loext:graphic-properties draw:fill-color="#ff3838"/>
      <style:paragraph-properties fo:text-align="center" style:writing-mode="lr-tb"/>
      <style:text-properties fo:font-size="15pt" style:font-size-asian="15pt" style:font-size-complex="15pt"/>
    </style:style>
    <style:style style:name="P26" style:family="paragraph">
      <loext:graphic-properties draw:fill-color="#cccccc"/>
      <style:paragraph-properties fo:text-align="start" style:writing-mode="lr-tb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-color="#fafafa"/>
      <style:paragraph-properties fo:text-align="start"/>
    </style:style>
    <style:style style:name="P29" style:family="paragraph">
      <loext:graphic-properties draw:fill-color="#fafafa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827cm" svg:height="6.668cm" svg:x="2.27cm" svg:y="8.302cm">
          <draw:text-box>
            <text:p/>
          </draw:text-box>
        </draw:frame>
        <draw:frame draw:style-name="gr2" draw:text-style-name="P3" draw:layer="layout" svg:width="16.51cm" svg:height="8.783cm" svg:x="2.587cm" svg:y="7.032cm">
          <draw:text-box>
            <text:p text:style-name="P2"><text:s/></text:p>
            <text:p text:style-name="P2"/>
            <text:p text:style-name="P2"/>
            <text:p text:style-name="P2">Username:</text:p>
            <text:p text:style-name="P2"/>
            <text:p text:style-name="P2"/>
            <text:p text:style-name="P2"/>
            <text:p text:style-name="P2"><text:s/>Password:</text:p>
            <text:p text:style-name="P2"/>
            <text:p text:style-name="P2"/>
            <text:p text:style-name="P2"/>
            <text:p text:style-name="P2"><text:s/></text:p>
          </draw:text-box>
        </draw:frame>
        <draw:custom-shape draw:style-name="gr3" draw:text-style-name="P4" draw:layer="layout" svg:width="9.207cm" svg:height="0.952cm" svg:x="6.715cm" svg:y="9.2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207cm" svg:height="0.952cm" svg:x="6.715cm" svg:y="12.1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9.59cm" svg:height="1.27cm" svg:x="1cm" svg:y="1cm">
          <text:p text:style-name="P5">LOG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17.145cm" svg:height="0.953cm" svg:x="2.27cm" svg:y="18.78cm">
          <text:p text:style-name="P7">Don’t have an account? <text:span text:style-name="T1">Sign up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492cm" svg:height="0.953cm" svg:x="8.937cm" svg:y="14.969cm">
          <text:p text:style-name="P5">Login</text:p>
          <draw:enhanced-geometry svg:viewBox="0 0 21600 21600" draw:type="rectangle" draw:enhanced-path="M 0 0 L 21600 0 21600 21600 0 21600 0 0 Z N"/>
        </draw:custom-shape>
      </draw:page>
      <draw:page draw:name="page2" draw:style-name="dp2" draw:master-page-name="Default">
        <draw:custom-shape draw:style-name="gr4" draw:text-style-name="P6" draw:layer="layout" svg:width="19.59cm" svg:height="1.27cm" svg:x="1cm" svg:y="1cm">
          <text:p text:style-name="P5">SIGN U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3.492cm" svg:height="0.952cm" svg:x="8.938cm" svg:y="16.24cm">
          <text:p text:style-name="P5">Sign up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7.145cm" svg:height="0.953cm" svg:x="2.27cm" svg:y="19.732cm">
          <text:p text:style-name="P9">Already have an account? <text:span text:style-name="T1">Log in</text:span>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16.827cm" svg:height="7.938cm" svg:x="2.27cm" svg:y="8.302cm">
          <draw:text-box>
            <text:p/>
          </draw:text-box>
        </draw:frame>
        <draw:frame draw:style-name="gr9" draw:text-style-name="P10" draw:layer="layout" svg:width="3.779cm" svg:height="0.962cm" svg:x="2.905cm" svg:y="8.937cm">
          <draw:text-box>
            <text:p>Username:</text:p>
          </draw:text-box>
        </draw:frame>
        <draw:frame draw:style-name="gr10" draw:text-style-name="P10" draw:layer="layout" svg:width="3.779cm" svg:height="1.27cm" svg:x="2.905cm" svg:y="10.842cm">
          <draw:text-box>
            <text:p>Email:</text:p>
          </draw:text-box>
        </draw:frame>
        <draw:frame draw:style-name="gr10" draw:text-style-name="P10" draw:layer="layout" svg:width="3.779cm" svg:height="1.27cm" svg:x="2.936cm" svg:y="12.747cm">
          <draw:text-box>
            <text:p>Password:</text:p>
          </draw:text-box>
        </draw:frame>
        <draw:frame draw:style-name="gr9" draw:text-style-name="P10" draw:layer="layout" svg:width="7.302cm" svg:height="0.962cm" svg:x="2.27cm" svg:y="14.652cm">
          <draw:text-box>
            <text:p>Confirm Password:</text:p>
          </draw:text-box>
        </draw:frame>
        <draw:custom-shape draw:style-name="gr3" draw:text-style-name="P4" draw:layer="layout" svg:width="9.207cm" svg:height="0.952cm" svg:x="8.303cm" svg:y="8.9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207cm" svg:height="0.952cm" svg:x="8.303cm" svg:y="12.7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207cm" svg:height="0.952cm" svg:x="8.303cm" svg:y="10.8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207cm" svg:height="0.952cm" svg:x="8.303cm" svg:y="14.653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3" draw:master-page-name="Default">
        <draw:custom-shape draw:style-name="gr11" draw:text-style-name="P11" draw:layer="layout" svg:width="13.335cm" svg:height="2.223cm" svg:x="3.857cm" svg:y="2.587cm">
          <text:p text:style-name="P5">Welcome,(username)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5.08cm" svg:height="0.953cm" svg:x="3.857cm" svg:y="8.302cm">
          <text:p text:style-name="P12">Create Group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5.08cm" svg:height="0.953cm" svg:x="12.112cm" svg:y="8.302cm">
          <text:p text:style-name="P12">Find Group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5.08cm" svg:height="0.953cm" svg:x="3.857cm" svg:y="10.524cm">
          <text:p text:style-name="P12">Field reservation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5.08cm" svg:height="0.953cm" svg:x="3.857cm" svg:y="13.064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3.533cm" svg:height="0.963cm" svg:x="4.452cm" svg:y="13.054cm">
          <draw:text-box>
            <text:p text:style-name="P14">Contact us</text:p>
          </draw:text-box>
        </draw:frame>
        <draw:custom-shape draw:style-name="gr17" draw:text-style-name="P13" draw:layer="layout" svg:width="5.08cm" svg:height="0.953cm" svg:x="12.112cm" svg:y="10.524cm">
          <text:p text:style-name="P12">Find equipment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5.08cm" svg:height="0.953cm" svg:x="12.112cm" svg:y="13.064cm">
          <text:p text:style-name="P12">Rate us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19.59cm" svg:height="10.7cm" svg:x="1cm" svg:y="16.24cm">
          <text:p text:style-name="P5">(Χώρος για εισαγωγή Χάρτη)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.763cm" svg:height="0.952cm" svg:x="17.827cm" svg:y="1cm">
          <text:p text:style-name="P5">Logout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.763cm" svg:height="0.952cm" svg:x="1cm" svg:y="1cm">
          <text:p text:style-name="P5">Profile</text:p>
          <draw:enhanced-geometry svg:viewBox="0 0 21600 21600" draw:type="rectangle" draw:enhanced-path="M 0 0 L 21600 0 21600 21600 0 21600 0 0 Z N"/>
        </draw:custom-shape>
      </draw:page>
      <draw:page draw:name="page4" draw:style-name="dp3" draw:master-page-name="Default">
        <draw:custom-shape draw:style-name="gr21" draw:text-style-name="P5" draw:layer="layout" svg:width="4.762cm" svg:height="0.953cm" svg:x="2.27cm" svg:y="4.175cm">
          <text:p text:style-name="P5">sport</text:p>
          <draw:enhanced-geometry svg:viewBox="0 0 21600 21600" draw:type="rectangle" draw:enhanced-path="M 0 0 L 21600 0 21600 21600 0 21600 0 0 Z N"/>
        </draw:custom-shape>
        <draw:custom-shape draw:style-name="gr22" draw:text-style-name="P18" draw:layer="layout" svg:width="19.59cm" svg:height="1.587cm" svg:x="1cm" svg:y="1cm">
          <text:p text:style-name="P5">Find Group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4.762cm" svg:height="0.953cm" svg:x="2.27cm" svg:y="4.175cm">
          <text:p text:style-name="P5">Sport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445cm" svg:height="0.953cm" svg:x="2.587cm" svg:y="5.127cm">
          <text:p text:style-name="P5">Football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445cm" svg:height="0.953cm" svg:x="2.587cm" svg:y="6.079cm">
          <text:p text:style-name="P5">Basketball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445cm" svg:height="0.953cm" svg:x="2.587cm" svg:y="7.032cm">
          <text:p text:style-name="P5">Tennis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635cm" svg:height="0.318cm" svg:x="6.08cm" svg:y="4.492cm">
          <text:p/>
          <draw:enhanced-geometry svg:viewBox="0 0 21600 21600" draw:text-areas="?f0 0 ?f2 ?f5" draw:type="down-arrow" draw:modifiers="2031.34796238244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5" draw:layer="layout" svg:width="4.762cm" svg:height="0.953cm" svg:x="7.35cm" svg:y="4.175cm">
          <text:p text:style-name="P5">sport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4.762cm" svg:height="0.953cm" svg:x="7.35cm" svg:y="4.175cm">
          <text:p text:style-name="P5">Field,Court <text:s/></text:p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445cm" svg:height="0.953cm" svg:x="7.667cm" svg:y="5.12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445cm" svg:height="0.953cm" svg:x="7.667cm" svg:y="6.07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4.445cm" svg:height="0.953cm" svg:x="7.667cm" svg:y="7.03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0.635cm" svg:height="0.318cm" svg:x="11.16cm" svg:y="4.492cm">
          <text:p/>
          <draw:enhanced-geometry svg:viewBox="0 0 21600 21600" draw:text-areas="?f0 0 ?f2 ?f5" draw:type="down-arrow" draw:modifiers="2031.34796238244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1" draw:layer="layout" svg:width="5.08cm" svg:height="4.445cm" svg:x="2.27cm" svg:y="13.382cm">
          <text:p text:style-name="P5"><text:span text:style-name="T2"/></text:p>
          <text:p text:style-name="P20"><text:span text:style-name="T3">Sport:</text:span></text:p>
          <text:p text:style-name="P20"><text:span text:style-name="T3">Date:</text:span></text:p>
          <text:p text:style-name="P20"><text:span text:style-name="T3">Field/Court:</text:span></text:p>
          <text:p text:style-name="P20"><text:span text:style-name="T3">Players: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3.81cm" svg:height="0.635cm" svg:x="2.905cm" svg:y="13.7cm">
          <text:p text:style-name="P5">Group 1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5.08cm" svg:height="4.445cm" svg:x="2.27cm" svg:y="20.685cm">
          <text:p text:style-name="P5"><text:span text:style-name="T2"/></text:p>
          <text:p text:style-name="P20"><text:span text:style-name="T3">Sport:</text:span></text:p>
          <text:p text:style-name="P20"><text:span text:style-name="T3">Date:</text:span></text:p>
          <text:p text:style-name="P20"><text:span text:style-name="T3">Field/Court:</text:span></text:p>
          <text:p text:style-name="P20"><text:span text:style-name="T3">Players: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5.08cm" svg:height="4.445cm" svg:x="14.335cm" svg:y="13.382cm">
          <text:p text:style-name="P5"><text:span text:style-name="T2"/></text:p>
          <text:p text:style-name="P20"><text:span text:style-name="T3">Sport:</text:span></text:p>
          <text:p text:style-name="P20"><text:span text:style-name="T3">Date:</text:span></text:p>
          <text:p text:style-name="P20"><text:span text:style-name="T3">Field/Court:</text:span></text:p>
          <text:p text:style-name="P20"><text:span text:style-name="T3">Players: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5.08cm" svg:height="4.445cm" svg:x="8.303cm" svg:y="13.382cm">
          <text:p text:style-name="P5"><text:span text:style-name="T2"/></text:p>
          <text:p text:style-name="P20"><text:span text:style-name="T3">Sport:</text:span></text:p>
          <text:p text:style-name="P20"><text:span text:style-name="T3">Date:</text:span></text:p>
          <text:p text:style-name="P20"><text:span text:style-name="T3">Field/Court:</text:span></text:p>
          <text:p text:style-name="P20"><text:span text:style-name="T3">Players: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5.08cm" svg:height="4.445cm" svg:x="8.303cm" svg:y="20.685cm">
          <text:p text:style-name="P5"><text:span text:style-name="T2"/></text:p>
          <text:p text:style-name="P20"><text:span text:style-name="T3">Sport:</text:span></text:p>
          <text:p text:style-name="P20"><text:span text:style-name="T3">Date:</text:span></text:p>
          <text:p text:style-name="P20"><text:span text:style-name="T3">Field/Court:</text:span></text:p>
          <text:p text:style-name="P20"><text:span text:style-name="T3">Players: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5.08cm" svg:height="4.445cm" svg:x="14.335cm" svg:y="20.685cm">
          <text:p text:style-name="P5"><text:span text:style-name="T2"/></text:p>
          <text:p text:style-name="P20"><text:span text:style-name="T3">Sport:</text:span></text:p>
          <text:p text:style-name="P20"><text:span text:style-name="T3">Date:</text:span></text:p>
          <text:p text:style-name="P20"><text:span text:style-name="T3">Field/Court:</text:span></text:p>
          <text:p text:style-name="P20"><text:span text:style-name="T3">Players: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3.81cm" svg:height="0.635cm" svg:x="8.938cm" svg:y="21.002cm">
          <text:p text:style-name="P5">Group 5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3.81cm" svg:height="0.635cm" svg:x="2.905cm" svg:y="21.002cm">
          <text:p text:style-name="P5">Group 4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3.81cm" svg:height="0.635cm" svg:x="14.97cm" svg:y="13.7cm">
          <text:p text:style-name="P5">Group 3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3.81cm" svg:height="0.635cm" svg:x="8.938cm" svg:y="13.7cm">
          <text:p text:style-name="P5">Group 2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3.81cm" svg:height="0.635cm" svg:x="14.97cm" svg:y="21.002cm">
          <text:p text:style-name="P5">Group 6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1.905cm" svg:height="0.635cm" svg:x="17.51cm" svg:y="24.495cm">
          <text:p text:style-name="P22"><text:span text:style-name="T4">Join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1.905cm" svg:height="0.635cm" svg:x="11.478cm" svg:y="24.495cm">
          <text:p text:style-name="P22"><text:span text:style-name="T4">Join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1.905cm" svg:height="0.635cm" svg:x="5.445cm" svg:y="24.495cm">
          <text:p text:style-name="P22"><text:span text:style-name="T4">Join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1.905cm" svg:height="0.635cm" svg:x="17.51cm" svg:y="17.192cm">
          <text:p text:style-name="P22"><text:span text:style-name="T4">Join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1.905cm" svg:height="0.635cm" svg:x="11.478cm" svg:y="17.192cm">
          <text:p text:style-name="P22"><text:span text:style-name="T4">Join</text:span>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1.905cm" svg:height="0.635cm" svg:x="5.445cm" svg:y="17.192cm">
          <text:p text:style-name="P22"><text:span text:style-name="T4">Join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905cm" svg:height="0.635cm" svg:x="2.27cm" svg:y="17.192cm">
          <text:p text:style-name="P24"><text:span text:style-name="T2">Decl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905cm" svg:height="0.635cm" svg:x="14.335cm" svg:y="24.495cm">
          <text:p text:style-name="P24"><text:span text:style-name="T2">Decl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905cm" svg:height="0.635cm" svg:x="8.303cm" svg:y="24.495cm">
          <text:p text:style-name="P24"><text:span text:style-name="T2">Decl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905cm" svg:height="0.635cm" svg:x="14.335cm" svg:y="17.192cm">
          <text:p text:style-name="P24"><text:span text:style-name="T2">Decl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905cm" svg:height="0.635cm" svg:x="2.27cm" svg:y="24.495cm">
          <text:p text:style-name="P24"><text:span text:style-name="T2">Decl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1.905cm" svg:height="0.635cm" svg:x="8.303cm" svg:y="17.192cm">
          <text:p text:style-name="P24"><text:span text:style-name="T2">Dec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6" draw:layer="layout" svg:width="4.762cm" svg:height="0.952cm" svg:x="13.065cm" svg:y="4.175cm">
          <text:p text:style-name="P20">Players: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8.573cm" svg:height="0.953cm" svg:x="6.397cm" svg:y="8.937cm">
          <text:p text:style-name="P5">Find Groups</text:p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19.59cm" svg:height="15.463cm" svg:x="1cm" svg:y="11.47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.763cm" svg:height="0.952cm" svg:x="17.827cm" svg:y="1cm">
          <text:p text:style-name="P5">Logout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.763cm" svg:height="0.952cm" svg:x="1cm" svg:y="1cm">
          <text:p text:style-name="P5">Profile</text:p>
          <draw:enhanced-geometry svg:viewBox="0 0 21600 21600" draw:type="rectangle" draw:enhanced-path="M 0 0 L 21600 0 21600 21600 0 21600 0 0 Z N"/>
        </draw:custom-shape>
      </draw:page>
      <draw:page draw:name="page5" draw:style-name="dp3" draw:master-page-name="Default">
        <draw:custom-shape draw:style-name="gr22" draw:text-style-name="P18" draw:layer="layout" svg:width="19.59cm" svg:height="1.587cm" svg:x="1cm" svg:y="1cm">
          <text:p text:style-name="P5">Profile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2.763cm" svg:height="0.952cm" svg:x="17.827cm" svg:y="1cm">
          <text:p text:style-name="P5">Logout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3.335cm" svg:height="2.223cm" svg:x="3.857cm" svg:y="4.175cm">
          <text:p text:style-name="P5">Hello,(username)</text:p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16.192cm" svg:height="1.905cm" svg:x="2.27cm" svg:y="12.43cm">
          <text:p text:style-name="P2">User (username) rate you as:</text:p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16.192cm" svg:height="1.905cm" svg:x="2.27cm" svg:y="12.43cm">
          <text:p text:style-name="P2">User (username) rate you as:</text:p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16.192cm" svg:height="1.905cm" svg:x="2.27cm" svg:y="21.32cm">
          <text:p text:style-name="P2">User (username) rate you as:</text:p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16.192cm" svg:height="1.905cm" svg:x="2.27cm" svg:y="19.097cm">
          <text:p text:style-name="P2">User (username) rate you as:</text:p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16.192cm" svg:height="1.905cm" svg:x="2.27cm" svg:y="16.875cm">
          <text:p text:style-name="P2">User (username) rate you as:</text:p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16.192cm" svg:height="1.905cm" svg:x="2.27cm" svg:y="14.652cm">
          <text:p text:style-name="P2">User (username) rate you as:</text:p>
          <draw:enhanced-geometry svg:viewBox="0 0 21600 21600" draw:type="rectangle" draw:enhanced-path="M 0 0 L 21600 0 21600 21600 0 21600 0 0 Z N"/>
        </draw:custom-shape>
        <draw:custom-shape draw:style-name="gr34" draw:text-style-name="P28" draw:layer="layout" svg:width="16.192cm" svg:height="1.905cm" svg:x="2.27cm" svg:y="23.542cm">
          <text:p text:style-name="P2">User (username) rate you as:</text:p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8.573cm" svg:height="4.445cm" svg:x="1.952cm" svg:y="7.35cm">
          <text:p text:style-name="P14">Group history:</text:p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8.573cm" svg:height="4.445cm" svg:x="10.525cm" svg:y="7.35cm">
          <text:p text:style-name="P14"><text:span text:style-name="T5">Field reservation </text:span>history: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5550000080025E34C0D60CBEE29.png" xlink:type="simple" xlink:show="embed" xlink:actuate="onLoad"/>
    <draw:fill-image draw:name="background" xlink:href="Pictures/10000000000005550000080025E34C0D60CBEE2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4T16:41:47.093000000</meta:creation-date>
    <dc:date>2023-03-06T23:06:36.751000000</dc:date>
    <meta:editing-duration>PT1H4S</meta:editing-duration>
    <meta:editing-cycles>15</meta:editing-cycles>
    <meta:generator>LibreOffice/7.0.3.1$Windows_X86_64 LibreOffice_project/d7547858d014d4cf69878db179d326fc3483e082</meta:generator>
    <meta:document-statistic meta:object-count="84"/>
  </office:meta>
</office:document-meta>
</file>